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solid" draw:fill-color="#00cc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33" fo:text-shadow="1pt 1pt"/>
    </style:style>
    <style:style style:name="T1" style:family="text">
      <style:text-properties fo:color="#99ff33"/>
    </style:style>
    <style:style style:name="T2" style:family="text">
      <style:text-properties fo:color="#99ff33" fo:text-shadow="1pt 1pt"/>
    </style:style>
    <style:style style:name="T3" style:family="text">
      <style:text-properties fo:color="#006633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4.7cm" svg:height="3.1cm" svg:x="1.3cm" svg:y="8.9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4.6cm" svg:x="7.7cm" svg:y="2.6cm">
          <text:p text:style-name="P1">Argumentum</text:p>
          <text:p text:style-name="P1">Beolvas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4.6cm" svg:x="7.7cm" svg:y="8.15cm">
          <text:p text:style-name="P1">STD</text:p>
          <text:p text:style-name="P1">Beolvas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4.6cm" svg:x="7.7cm" svg:y="14.5cm">
          <text:p text:style-name="P1">FILE</text:p>
          <text:p text:style-name="P1">Beolvas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4.6cm" svg:x="14.75cm" svg:y="2.6cm">
          <text:p text:style-name="P1">Lineáris</text:p>
          <text:p text:style-name="P1">Kere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4.6cm" svg:x="14.75cm" svg:y="12cm">
          <text:p text:style-name="P1">Lineáris</text:p>
          <text:p text:style-name="P1">Keres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cm" svg:height="3.1cm" svg:x="23.1cm" svg:y="3.35cm">
          <text:p text:style-name="P1">END</text:p>
          <text:p text:style-name="P1">(talál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3.1cm" svg:x="23.1cm" svg:y="12.75cm">
          <text:p text:style-name="P1">END</text:p>
          <text:p text:style-name="P1">(nem talál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11.8cm" svg:x="6.9cm" svg:y="7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6.9cm" svg:height="17.9cm" svg:x="6.8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17.9cm" svg:x="14.1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1.1cm" svg:x="6.8cm" svg:y="1cm">
          <text:p text:style-name="P1">Beolvas és táro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1.1cm" svg:x="14.1cm" svg:y="1cm">
          <text:p text:style-name="P1">lin_ker(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8.9cm" svg:x2="7.6cm" svg:y2="4.9cm">
          <text:p/>
        </draw:line>
        <draw:line draw:style-name="gr4" draw:text-style-name="P1" draw:layer="layout" svg:x1="6cm" svg:y1="10.5cm" svg:x2="7.8cm" svg:y2="10.5cm">
          <text:p/>
        </draw:line>
        <draw:line draw:style-name="gr4" draw:text-style-name="P1" draw:layer="layout" svg:x1="6cm" svg:y1="12cm" svg:x2="7.7cm" svg:y2="16.8cm">
          <text:p/>
        </draw:line>
        <draw:line draw:style-name="gr4" draw:text-style-name="P1" draw:layer="layout" svg:x1="12.9cm" svg:y1="10.4cm" svg:x2="14.8cm" svg:y2="14.4cm">
          <text:p/>
        </draw:line>
        <draw:line draw:style-name="gr4" draw:text-style-name="P1" draw:layer="layout" svg:x1="12.8cm" svg:y1="16.8cm" svg:x2="14.8cm" svg:y2="14.3cm">
          <text:p/>
        </draw:line>
        <draw:line draw:style-name="gr4" draw:text-style-name="P1" draw:layer="layout" svg:x1="12.8cm" svg:y1="4.9cm" svg:x2="14.8cm" svg:y2="4.9cm">
          <text:p/>
        </draw:line>
        <draw:line draw:style-name="gr5" draw:text-style-name="P1" draw:layer="layout" svg:x1="19.8cm" svg:y1="14.3cm" svg:x2="23.1cm" svg:y2="6.4cm">
          <text:p text:style-name="P1"><text:span text:style-name="T1">VAN</text:span></text:p>
          <text:p text:style-name="P1"/>
        </draw:line>
        <draw:line draw:style-name="gr5" draw:text-style-name="P1" draw:layer="layout" svg:x1="19.8cm" svg:y1="14.3cm" svg:x2="23.2cm" svg:y2="15.8cm">
          <text:p text:style-name="P1"><text:span text:style-name="T1">NINCS</text:span></text:p>
          <text:p text:style-name="P1"/>
        </draw:line>
        <draw:line draw:style-name="gr5" draw:text-style-name="P2" draw:layer="layout" svg:x1="19.9cm" svg:y1="5cm" svg:x2="23.2cm" svg:y2="3.4cm">
          <text:p text:style-name="P2"><text:span text:style-name="T2">VAN</text:span></text:p>
          <text:p text:style-name="P2"><text:span text:style-name="T3"/></text:p>
        </draw:line>
        <draw:line draw:style-name="gr5" draw:text-style-name="P1" draw:layer="layout" svg:x1="19.9cm" svg:y1="5cm" svg:x2="23.2cm" svg:y2="12.8cm">
          <text:p text:style-name="P1"><text:span text:style-name="T1">NINCS</text:span>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21:33:17.744171717</meta:creation-date>
    <dc:date>2013-11-01T21:50:36.097620208</dc:date>
    <meta:editing-duration>PT1M7S</meta:editing-duration>
    <meta:editing-cycles>1</meta:editing-cycles>
    <meta:document-statistic meta:object-count="23"/>
    <meta:generator>LibreOffice/4.1.2.3$Linux_X86_64 LibreOffice_project/410$Build-3</meta:generator>
  </office:meta>
</office:document-meta>
</file>